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665in" svg:y="0in">
            <draw:object draw:notify-on-update-of-ranges="Sheet1.A1:Sheet1.A15 Sheet1.B17:Sheet1.B31 Sheet1.B1:Sheet1.B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.7402" calcext:value-type="float">
            <text:p>94.74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94.5478" calcext:value-type="float">
            <text:p>94.5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.6119" calcext:value-type="float">
            <text:p>94.611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4.8044" calcext:value-type="float">
            <text:p>94.8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.6761" calcext:value-type="float">
            <text:p>94.676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94.6761" calcext:value-type="float">
            <text:p>94.6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.9326" calcext:value-type="float">
            <text:p>94.932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4.9326" calcext:value-type="float">
            <text:p>94.9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.6761" calcext:value-type="float">
            <text:p>94.676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5.1892" calcext:value-type="float">
            <text:p>95.18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.0609" calcext:value-type="float">
            <text:p>95.060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4.6761" calcext:value-type="float">
            <text:p>94.67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.4836" calcext:value-type="float">
            <text:p>94.483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5.0609" calcext:value-type="float">
            <text:p>95.06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.3175" calcext:value-type="float">
            <text:p>95.31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.7175" calcext:value-type="float">
            <text:p>98.717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99.9359" calcext:value-type="float">
            <text:p>99.93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8718" calcext:value-type="float">
            <text:p>99.871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9.9038" calcext:value-type="float">
            <text:p>99.90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.7916" calcext:value-type="float">
            <text:p>99.791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9.9038" calcext:value-type="float">
            <text:p>99.90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.8397" calcext:value-type="float">
            <text:p>99.839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9.984" calcext:value-type="float">
            <text:p>99.9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.9679" calcext:value-type="float">
            <text:p>99.9679</text:p>
          </table:table-cell>
        </table:table-row>
      </table:table>
      <table:named-expressions/>
      <table:database-ranges>
        <table:database-range table:name="__Anonymous_Sheet_DB__0" table:target-range-address="Sheet1.A68:Sheet1.D133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7:10:26.877000000</meta:creation-date>
    <dc:date>2014-02-13T10:06:26.633000000</dc:date>
    <meta:editing-duration>PT1H54M5S</meta:editing-duration>
    <meta:editing-cycles>3</meta:editing-cycles>
    <meta:generator>LibreOffice/4.1.4.2$Windows_x86 LibreOffice_project/0a0440ccc0227ad9829de5f46be37cfb6edcf72</meta:generator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34cm" svg:y="0.316cm" chart:style-name="ch2">
          <text:p>SVM ISOLET Polynomial Kernel</text:p>
        </chart:title>
        <chart:legend chart:legend-position="end" svg:x="12.592cm" svg:y="3.926cm" style:legend-expansion="high" chart:style-name="ch3"/>
        <chart:plot-area chart:style-name="ch4" table:cell-range-address="Sheet1.A1:Sheet1.B15 Sheet1.B17:Sheet1.B31" chart:data-source-has-labels="both" svg:x="1.358cm" svg:y="1.635cm" svg:width="10.594cm" svg:height="6.177cm">
          <chartooo:coordinate-region svg:x="2.165cm" svg:y="1.847cm" svg:width="9.693cm" svg:height="5.292cm"/>
          <chart:axis chart:dimension="x" chart:name="primary-x" chart:style-name="ch5" chartooo:axis-type="auto">
            <chartooo:date-scale/>
            <chart:title svg:x="5.923cm" svg:y="7.993cm" chart:style-name="ch6">
              <text:p>Exponent</text:p>
            </chart:title>
            <chart:categories table:cell-range-address="Sheet1.A1:Sheet1.A15"/>
          </chart:axis>
          <chart:axis chart:dimension="y" chart:name="primary-y" chart:style-name="ch5">
            <chart:title svg:x="0.451cm" svg:y="5.495cm" chart:style-name="ch7">
              <text:p>% Correct</text:p>
            </chart:title>
            <chart:grid chart:style-name="ch8" chart:class="major"/>
          </chart:axis>
          <chart:series chart:style-name="ch9" chart:values-cell-range-address="Sheet1.B17:Sheet1.B31" chart:label-cell-address="" chart:class="chart:line">
            <chart:data-point chart:repeated="15"/>
          </chart:series>
          <chart:series chart:style-name="ch10" chart:values-cell-range-address="Sheet1.B1:Sheet1.B15" chart:label-cell-address="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 Training</text:p>
              </table:table-cell>
              <table:table-cell office:value-type="string">
                <text:p>SVM Tes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:Sheet1.A15</svg:desc>
                </draw:g>
              </table:table-cell>
              <table:table-cell office:value-type="float" office:value="98.7175">
                <text:p>98.7175</text:p>
                <draw:g>
                  <svg:desc>Sheet1.B17:Sheet1.B31</svg:desc>
                </draw:g>
              </table:table-cell>
              <table:table-cell office:value-type="float" office:value="94.7402">
                <text:p>94.7402</text:p>
                <draw:g>
                  <svg:desc>Sheet1.B1:Sheet1.B15</svg:desc>
                </draw:g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99.9359">
                <text:p>99.9359</text:p>
              </table:table-cell>
              <table:table-cell office:value-type="float" office:value="94.5478">
                <text:p>94.547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94.6119">
                <text:p>94.6119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94.8044">
                <text:p>94.80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94.6761">
                <text:p>94.6761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94.6761">
                <text:p>94.67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94.9326">
                <text:p>94.9326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94.9326">
                <text:p>94.932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9.8718">
                <text:p>99.8718</text:p>
              </table:table-cell>
              <table:table-cell office:value-type="float" office:value="94.6761">
                <text:p>94.6761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99.9038">
                <text:p>99.9038</text:p>
              </table:table-cell>
              <table:table-cell office:value-type="float" office:value="95.1892">
                <text:p>95.189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9.7916">
                <text:p>99.7916</text:p>
              </table:table-cell>
              <table:table-cell office:value-type="float" office:value="95.0609">
                <text:p>95.0609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99.9038">
                <text:p>99.9038</text:p>
              </table:table-cell>
              <table:table-cell office:value-type="float" office:value="94.6761">
                <text:p>94.676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9.8397">
                <text:p>99.8397</text:p>
              </table:table-cell>
              <table:table-cell office:value-type="float" office:value="94.4836">
                <text:p>94.4836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99.984">
                <text:p>99.984</text:p>
              </table:table-cell>
              <table:table-cell office:value-type="float" office:value="95.0609">
                <text:p>95.06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9.9679">
                <text:p>99.9679</text:p>
              </table:table-cell>
              <table:table-cell office:value-type="float" office:value="95.3175">
                <text:p>95.3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